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4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6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02cm" fo:min-width="4.038cm"/>
    </style:style>
    <style:style style:name="gr7" style:family="graphic" style:parent-style-name="standard">
      <style:graphic-properties draw:textarea-horizontal-align="justify" draw:textarea-vertical-align="middle" draw:auto-grow-height="false" fo:min-height="1.651cm" fo:min-width="2.786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4.4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3.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xml:id="id1" draw:id="id1" draw:layer="layout" svg:width="4.9cm" svg:height="1.8cm" svg:x="8.05cm" svg:y="8.7cm">
          <text:p text:style-name="P1">玩家戰鬥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7.6cm" svg:height="1.94cm" svg:x="6.7cm" svg:y="1cm">
          <draw:text-box>
            <text:p text:style-name="P2"><text:span text:style-name="T1">大亂鬥</text:span></text:p>
          </draw:text-box>
        </draw:frame>
        <draw:custom-shape draw:style-name="gr3" draw:text-style-name="P4" xml:id="id3" draw:id="id3" draw:layer="layout" svg:width="6.35cm" svg:height="3cm" svg:x="7.325cm" svg:y="15.9cm">
          <text:p text:style-name="P4">玩家殺人數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4.9cm" svg:height="1.8cm" svg:x="8.05cm" svg:y="12.2cm">
          <text:p text:style-name="P1">玩家死亡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4" draw:id="id4" draw:layer="layout" svg:width="4.9cm" svg:height="1.8cm" svg:x="8.05cm" svg:y="21.3cm">
          <text:p text:style-name="P1">玩家復活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0.5cm" svg:y1="10.5cm" svg:x2="10.5cm" svg:y2="12.2cm" draw:start-shape="id1" draw:start-glue-point="6" draw:end-shape="id2" draw:end-glue-point="4" svg:d="M10500 10500v1700" svg:viewBox="0 0 1 1701">
          <text:p/>
        </draw:connector>
        <draw:connector draw:style-name="gr5" draw:text-style-name="P5" draw:layer="layout" draw:type="line" svg:x1="10.5cm" svg:y1="14cm" svg:x2="10.5cm" svg:y2="15.9cm" draw:start-shape="id2" draw:start-glue-point="6" draw:end-shape="id3" draw:end-glue-point="4" svg:d="M10500 14000v1900" svg:viewBox="0 0 1 1901">
          <text:p text:style-name="P4"/>
        </draw:connector>
        <draw:connector draw:style-name="gr5" draw:text-style-name="P5" draw:layer="layout" draw:type="line" svg:x1="10.5cm" svg:y1="18.9cm" svg:x2="10.5cm" svg:y2="21.3cm" draw:start-shape="id3" draw:start-glue-point="6" draw:end-shape="id4" draw:end-glue-point="4" svg:d="M10500 18900v2400" svg:viewBox="0 0 1 2401">
          <text:p text:style-name="P4">N</text:p>
        </draw:connector>
        <draw:connector draw:style-name="gr5" draw:text-style-name="P5" draw:layer="layout" draw:type="curve" draw:line-skew="4.324cm" svg:x1="12.95cm" svg:y1="22.2cm" svg:x2="12.95cm" svg:y2="13.1cm" draw:start-shape="id4" draw:start-glue-point="7" draw:end-shape="id2" draw:end-glue-point="7" svg:d="M12950 22200c7239 0 7239-9100 0-9100" svg:viewBox="0 0 5430 9101">
          <text:p text:style-name="P4"/>
        </draw:connector>
        <draw:connector draw:style-name="gr5" draw:text-style-name="P5" draw:layer="layout" svg:x1="7.325cm" svg:y1="17.4cm" svg:x2="4.7cm" svg:y2="21.9cm" draw:start-shape="id3" draw:start-glue-point="5" draw:end-shape="id5" draw:end-glue-point="5" svg:d="M7325 17400h-2625v4500" svg:viewBox="0 0 2626 4501">
          <text:p text:style-name="P4"/>
          <text:p text:style-name="P4">Y</text:p>
        </draw:connector>
        <draw:custom-shape draw:style-name="gr6" draw:text-style-name="P4" xml:id="id6" draw:id="id6" draw:layer="layout" svg:width="4.9cm" svg:height="2cm" svg:x="8.05cm" svg:y="25.3cm">
          <text:p text:style-name="P4">遊戲結束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xml:id="id7" draw:id="id7" draw:layer="layout" svg:width="4.9cm" svg:height="2cm" svg:x="8.05cm" svg:y="5.3cm">
          <text:p text:style-name="P4">遊戲開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xml:id="id5" draw:id="id5" draw:layer="layout" svg:width="5.4cm" svg:height="1.9cm" svg:x="2cm" svg:y="21.9cm">
          <text:p text:style-name="P4">結算成績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5" draw:layer="layout" svg:x1="4.7cm" svg:y1="23.8cm" svg:x2="8.05cm" svg:y2="26.3cm" draw:start-shape="id5" draw:start-glue-point="8" draw:end-shape="id6" draw:end-glue-point="5" svg:d="M4700 23800v2500h3350" svg:viewBox="0 0 3351 2501">
          <text:p/>
        </draw:connector>
        <draw:connector draw:style-name="gr4" draw:text-style-name="P5" draw:layer="layout" svg:x1="10.5cm" svg:y1="7.3cm" svg:x2="10.5cm" svg:y2="8.7cm" draw:start-shape="id7" draw:start-glue-point="6" draw:end-shape="id1" svg:d="M10500 7300v1400" svg:viewBox="0 0 1 1401">
          <text:p/>
        </draw:connector>
      </draw:page>
      <draw:page draw:name="page2" draw:style-name="dp1" draw:master-page-name="預設">
        <draw:custom-shape draw:style-name="gr1" draw:text-style-name="P1" xml:id="id11" draw:id="id11" draw:layer="layout" svg:width="4.9cm" svg:height="1.8cm" svg:x="11.6cm" svg:y="11.5cm">
          <text:p text:style-name="P1">回復數值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3.6cm" svg:height="1.7cm" svg:x="11.8cm" svg:y="22.2cm">
          <text:p text:style-name="P4">HP&lt;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8" draw:id="id8" draw:layer="layout" svg:width="4.9cm" svg:height="2cm" svg:x="7.4cm" svg:y="4.7cm">
          <text:p text:style-name="P4">初始化數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layer="layout" svg:width="5.4cm" svg:height="1.9cm" svg:x="3.7cm" svg:y="15cm">
          <text:p text:style-name="P4">攻擊數字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9" draw:text-style-name="P3" draw:layer="layout" svg:width="9.2cm" svg:height="2.3cm" svg:x="5.9cm" svg:y="1.1cm">
          <draw:text-box>
            <text:p text:style-name="P2"><text:span text:style-name="T1">貢丸</text:span></text:p>
          </draw:text-box>
        </draw:frame>
        <draw:custom-shape draw:style-name="gr6" draw:text-style-name="P4" xml:id="id13" draw:id="id13" draw:layer="layout" svg:width="4.9cm" svg:height="2cm" svg:x="11.2cm" svg:y="26.4cm">
          <text:p text:style-name="P4">死亡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0" draw:id="id10" draw:layer="layout" svg:width="4.9cm" svg:height="1.8cm" svg:x="4cm" svg:y="11.5cm">
          <text:p text:style-name="P1">被攻擊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" draw:id="id17" draw:layer="layout" svg:width="4.9cm" svg:height="1.8cm" svg:x="11.6cm" svg:y="15.1cm">
          <text:p text:style-name="P1">1秒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4.9cm" svg:height="1.8cm" svg:x="7.4cm" svg:y="7.5cm">
          <text:p text:style-name="P1">普通狀態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9.85cm" svg:y1="6.7cm" svg:x2="9.85cm" svg:y2="7.5cm" draw:start-shape="id8" draw:start-glue-point="6" draw:end-shape="id9" draw:end-glue-point="4" svg:d="M9850 6700v800" svg:viewBox="0 0 1 801">
          <text:p/>
        </draw:connector>
        <draw:connector draw:style-name="gr4" draw:text-style-name="P5" draw:layer="layout" svg:x1="9.85cm" svg:y1="9.3cm" svg:x2="6.45cm" svg:y2="11.5cm" draw:start-shape="id9" draw:start-glue-point="6" draw:end-shape="id10" draw:end-glue-point="4" svg:d="M9850 9300v1101h-3400v1099" svg:viewBox="0 0 3401 2201">
          <text:p/>
        </draw:connector>
        <draw:connector draw:style-name="gr4" draw:text-style-name="P5" draw:layer="layout" svg:x1="9.85cm" svg:y1="9.3cm" svg:x2="14.05cm" svg:y2="11.5cm" draw:start-shape="id9" draw:start-glue-point="6" draw:end-shape="id11" draw:end-glue-point="4" svg:d="M9850 9300v1101h4200v1099" svg:viewBox="0 0 4201 2201">
          <text:p/>
        </draw:connector>
        <draw:connector draw:style-name="gr4" draw:text-style-name="P5" draw:layer="layout" svg:x1="6.45cm" svg:y1="13.3cm" svg:x2="6.45cm" svg:y2="15.1cm" draw:start-shape="id10" draw:start-glue-point="6" svg:d="M6450 13300v1800" svg:viewBox="0 0 1 1801">
          <text:p/>
        </draw:connector>
        <draw:connector draw:style-name="gr5" draw:text-style-name="P5" draw:layer="layout" draw:line-skew="0.549cm" svg:x1="13.6cm" svg:y1="23.9cm" svg:x2="13.65cm" svg:y2="26.4cm" draw:start-shape="id12" draw:start-glue-point="6" draw:end-shape="id13" svg:d="M13600 23900v1800h50v700" svg:viewBox="0 0 51 2501">
          <text:p text:style-name="P4"><text:tab/>Y</text:p>
        </draw:connector>
        <draw:connector draw:style-name="gr5" draw:text-style-name="P5" draw:layer="layout" draw:line-skew="3.398cm" svg:x1="15.4cm" svg:y1="23.05cm" svg:x2="12.3cm" svg:y2="8.4cm" draw:start-shape="id12" draw:start-glue-point="7" draw:end-shape="id9" draw:end-glue-point="7" svg:d="M15400 23050h3900v-14650h-7000" svg:viewBox="0 0 7001 14651">
          <text:p text:style-name="P4"><text:tab/><text:tab/><text:tab/><text:tab/><text:tab/><text:tab/>N</text:p>
          <text:p text:style-name="P4"/>
        </draw:connector>
        <draw:custom-shape draw:style-name="gr10" draw:text-style-name="P1" xml:id="id14" draw:id="id14" draw:layer="layout" svg:width="4.9cm" svg:height="2.9cm" svg:x="7.35cm" svg:y="18.1cm">
          <text:p text:style-name="P1">-HP</text:p>
          <text:p text:style-name="P1">-Armor</text:p>
          <text:p text:style-name="P1">-MP</text:p>
          <text:p text:style-name="P1">+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line-skew="0.149cm" svg:x1="6.45cm" svg:y1="16.9cm" svg:x2="9.8cm" svg:y2="18.1cm" draw:end-shape="id14" draw:end-glue-point="4" svg:d="M6450 16900v499h3350v701" svg:viewBox="0 0 3351 1201">
          <text:p/>
        </draw:connector>
        <draw:connector draw:style-name="gr4" draw:text-style-name="P5" draw:layer="layout" svg:x1="9.8cm" svg:y1="21cm" svg:x2="13.6cm" svg:y2="22.2cm" draw:start-shape="id14" draw:start-glue-point="6" draw:end-shape="id12" draw:end-glue-point="4" svg:d="M9800 21000v601h3800v599" svg:viewBox="0 0 3801 1201">
          <text:p/>
        </draw:connector>
        <draw:custom-shape draw:style-name="gr8" draw:text-style-name="P4" xml:id="id15" draw:id="id15" draw:layer="layout" svg:width="3.6cm" svg:height="1.7cm" svg:x="3.2cm" svg:y="22.2cm">
          <text:p text:style-name="P4">Armor&lt;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9.8cm" svg:y1="21cm" svg:x2="5cm" svg:y2="22.2cm" draw:start-shape="id14" draw:start-glue-point="6" draw:end-shape="id15" draw:end-glue-point="4" svg:d="M9800 21000v601h-4800v599" svg:viewBox="0 0 4801 1201">
          <text:p/>
        </draw:connector>
        <draw:custom-shape draw:style-name="gr11" draw:text-style-name="P1" xml:id="id16" draw:id="id16" draw:layer="layout" svg:width="4.3cm" svg:height="1.6cm" svg:x="2.8cm" svg:y="26.5cm">
          <text:p text:style-name="P1">被擊飛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5cm" svg:y1="23.9cm" svg:x2="4.95cm" svg:y2="26.5cm" draw:start-shape="id15" draw:start-glue-point="6" draw:end-shape="id16" draw:end-glue-point="4" svg:d="M5000 23900v1301h-50v1299" svg:viewBox="0 0 51 2601">
          <text:p text:style-name="P4"><text:tab/>Y</text:p>
        </draw:connector>
        <draw:connector draw:style-name="gr4" draw:text-style-name="P5" draw:layer="layout" svg:x1="2.8cm" svg:y1="27.3cm" svg:x2="7.4cm" svg:y2="8.4cm" draw:start-shape="id16" draw:start-glue-point="5" draw:end-shape="id9" draw:end-glue-point="5" svg:d="M2800 27300h-501v-18900h5101" svg:viewBox="0 0 5102 18901">
          <text:p/>
        </draw:connector>
        <draw:connector draw:style-name="gr4" draw:text-style-name="P5" draw:layer="layout" svg:x1="14.05cm" svg:y1="13.3cm" svg:x2="14.05cm" svg:y2="15.1cm" draw:start-shape="id11" draw:start-glue-point="6" draw:end-shape="id17" draw:end-glue-point="4" svg:d="M14050 13300v1800" svg:viewBox="0 0 1 1801">
          <text:p/>
        </draw:connector>
        <draw:connector draw:style-name="gr4" draw:text-style-name="P5" draw:layer="layout" draw:line-skew="0.898cm" svg:x1="16.5cm" svg:y1="16cm" svg:x2="16.5cm" svg:y2="12.4cm" draw:start-shape="id17" draw:start-glue-point="7" draw:end-shape="id11" draw:end-glue-point="7" svg:d="M16500 16000h1400v-3600h-1400" svg:viewBox="0 0 1401 3601">
          <text:p/>
        </draw:connector>
        <draw:connector draw:style-name="gr5" draw:text-style-name="P5" draw:layer="layout" draw:line-skew="-0.399cm" svg:x1="3.2cm" svg:y1="23.05cm" svg:x2="7.4cm" svg:y2="8.4cm" draw:start-shape="id15" draw:start-glue-point="5" draw:end-shape="id9" draw:end-glue-point="5" svg:d="M3200 23050h-900v-14650h5100" svg:viewBox="0 0 5101 14651">
          <text:p text:style-name="P4"/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cm" draw:shadow-offset-y="-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11:03:39.206000000</meta:creation-date>
    <dc:date>2016-06-12T14:35:13.639000000</dc:date>
    <meta:editing-duration>PT30M57S</meta:editing-duration>
    <meta:editing-cycles>1</meta:editing-cycles>
    <meta:document-statistic meta:object-count="41"/>
    <meta:generator>LibreOffice/5.0.4.2$Windows_x86 LibreOffice_project/2b9802c1994aa0b7dc6079e128979269cf95bc78</meta:generator>
  </office:meta>
</office:document-meta>
</file>